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 style:list-style-name="">
      <style:paragraph-properties style:text-autospace="non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 style:list-style-name="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Standard" style:list-style-name="">
      <style:paragraph-properties style:text-autospace="non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 style:list-style-name="">
      <style:paragraph-properties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style:text-autospace="none"/>
    </style:style>
    <style:style style:name="P10" style:family="paragraph" style:parent-style-name="Standard" style:list-style-name="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 style:list-style-name="">
      <style:paragraph-properties style:text-autospace="none"/>
      <style:text-properties fo:color="#228b22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a020f0"/>
    </style:style>
    <style:style style:name="T6" style:family="text">
      <style:text-properties fo:color="#228b22"/>
    </style:style>
    <style:style style:name="T7" style:family="text">
      <style:text-properties fo:color="#0000ff"/>
    </style:style>
    <style:style style:name="T8" style:family="text">
      <style:text-properties fo:color="#00cc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pgift 1.</text:p>
      <text:p text:style-name="P1"/>
      <text:p text:style-name="P3">phi = [0:0.01:pi/2];</text:p>
      <text:p text:style-name="P2">x = cos(phi).^3; <text:span text:style-name="T6">% x är beroende av phi</text:span></text:p>
      <text:p text:style-name="P2">y = 1.5*sin(phi)-sin(phi).^3;</text:p>
      <text:p text:style-name="P2"><text:s/></text:p>
      <text:p text:style-name="P2">plot(x, y) <text:span text:style-name="T6">% Rita halva kaustikan</text:span></text:p>
      <text:p text:style-name="P5"><text:span text:style-name="T1">hold </text:span><text:span text:style-name="T5">on</text:span><text:span text:style-name="T1">;</text:span></text:p>
      <text:p text:style-name="P2">plot(-x, y) <text:span text:style-name="T6">% Spegla halvan i y-axeln</text:span></text:p>
      <text:p text:style-name="P5"><text:span text:style-name="T1">hold </text:span><text:span text:style-name="T5">on</text:span><text:span text:style-name="T1">;</text:span></text:p>
      <text:p text:style-name="P2"><text:s/></text:p>
      <text:p text:style-name="P2">h = 10;</text:p>
      <text:p text:style-name="P5"><text:span text:style-name="T1">format </text:span><text:span text:style-name="T5">compact</text:span></text:p>
      <text:p text:style-name="P5"><text:span text:style-name="T1">phi = acos(0.6^(1/3)); </text:span><text:span text:style-name="T6">% Phi when x=0.6</text:span></text:p>
      <text:p text:style-name="P5"><text:span text:style-name="T7">while</text:span><text:span text:style-name="T1"> abs(h) &gt; 1.0e-10*abs(x),</text:span></text:p>
      <text:p text:style-name="P2"><text:s text:c="4"/>f = 1.5*sin(phi)-sin(phi)^3 -0.64;</text:p>
      <text:p text:style-name="P2"><text:s text:c="4"/>fp = -3*cos(phi)*(-0.5+sin(phi)^2);</text:p>
      <text:p text:style-name="P2"><text:s text:c="4"/>h = f/fp;</text:p>
      <text:p text:style-name="P2"><text:s text:c="4"/>disp([phi, f, fp h]);</text:p>
      <text:p text:style-name="P2"><text:s text:c="4"/>phi = phi-h;</text:p>
      <text:p text:style-name="P8">end</text:p>
      <text:p text:style-name="P8"><text:span text:style-name="T6">% konvertera från phi till x</text:span></text:p>
      <text:p text:style-name="P2">x = cos(phi)^3;</text:p>
      <text:p text:style-name="P2"><text:span text:style-name="T6">% rita stjärnor där y = ~0.64</text:span></text:p>
      <text:p text:style-name="P5"><text:span text:style-name="T1">plot(x, 0.64, </text:span><text:span text:style-name="T5">'*'</text:span><text:span text:style-name="T1">)</text:span></text:p>
      <text:p text:style-name="P5"><text:span text:style-name="T1">plot(-x, 0.64, </text:span><text:span text:style-name="T5">'*'</text:span><text:span text:style-name="T1">)</text:span></text:p>
      <text:p text:style-name="P2"><text:s/></text:p>
      <text:p text:style-name="P2">h = 10;</text:p>
      <text:p text:style-name="P5"><text:span text:style-name="T1">phi = acos(0.1^(1/3)); </text:span><text:span text:style-name="T6">% Phi when x=0.1</text:span></text:p>
      <text:p text:style-name="P5"><text:span text:style-name="T7">while</text:span><text:span text:style-name="T1"> abs(h) &gt; 1.0e-10*abs(phi),</text:span></text:p>
      <text:p text:style-name="P2"><text:s text:c="4"/>f = 1.5*sin(phi)-sin(phi)^3 -0.64;</text:p>
      <text:p text:style-name="P2"><text:s text:c="4"/>fp = -3*cos(phi)*(-0.5+sin(phi)^2);</text:p>
      <text:p text:style-name="P2"><text:s text:c="4"/>h = f/fp;</text:p>
      <text:p text:style-name="P2"><text:s text:c="4"/>phi = phi-h;</text:p>
      <text:p text:style-name="P8">end</text:p>
      <text:p text:style-name="P2">x = cos(phi)^3;</text:p>
      <text:p text:style-name="P5"><text:span text:style-name="T1">plot(x, 0.64, </text:span><text:span text:style-name="T5">'*'</text:span><text:span text:style-name="T1">)</text:span></text:p>
      <text:p text:style-name="P5"><text:span text:style-name="T1">plot(-x, 0.64, </text:span><text:span text:style-name="T5">'*'</text:span><text:span text:style-name="T1">)</text:span></text:p>
      <text:p text:style-name="P5"><text:span text:style-name="T1">hold </text:span><text:span text:style-name="T5">off</text:span></text:p>
      <text:p text:style-name="P1"><text:soft-page-break/><draw:frame draw:style-name="fr1" draw:name="graphics1" text:anchor-type="as-char" svg:width="13.263cm" svg:height="10.596cm" draw:z-index="0"><draw:image xlink:href="http://i.gyazo.com/f96f350fdaad3f9c016e0fdf62fd6853.png" xlink:type="simple" xlink:show="embed" xlink:actuate="onLoad"/></draw:frame> </text:p>
      <text:p text:style-name="P1">Uppgift 2.</text:p>
      <text:p text:style-name="P1"/>
      <text:p text:style-name="P1">a)</text:p>
      <text:p text:style-name="P3">x = [91 121 152 182 213 244];</text:p>
      <text:p text:style-name="P2">y = [13.2 15.8 18.0 18.4 16.6 14.1];</text:p>
      <text:p text:style-name="P2">A = [x'.^2 x' ones(size(x'))];</text:p>
      <text:p text:style-name="P2">coeffs = A\y';</text:p>
      <text:p text:style-name="P2">f = @(x) coeffs(1)*x.^2 + coeffs(2)*x + coeffs(3);</text:p>
      <text:p text:style-name="P2"><text:s/></text:p>
      <text:p text:style-name="P2">plot(x, y);</text:p>
      <text:p text:style-name="P5"><text:span text:style-name="T1">hold </text:span><text:span text:style-name="T5">on</text:span><text:span text:style-name="T1">;</text:span></text:p>
      <text:p text:style-name="P2">x = [91:244];</text:p>
      <text:p text:style-name="P2">plot(x, f(x))</text:p>
      <text:p text:style-name="P1"><draw:frame draw:style-name="fr1" draw:name="graphics2" text:anchor-type="as-char" svg:width="11.322cm" svg:height="8.042cm" draw:z-index="1"><draw:image xlink:href="http://i.gyazo.com/c2fd6d92d89428f5172a35f5429efc60.png" xlink:type="simple" xlink:show="embed" xlink:actuate="onLoad"/></draw:frame> </text:p>
      <text:p text:style-name="P1"/>
      <text:p text:style-name="P1">b)</text:p>
      <text:p text:style-name="P6"><text:span text:style-name="T1">hold </text:span><text:span text:style-name="T5">off</text:span><text:span text:style-name="T1">;</text:span></text:p>
      <text:p text:style-name="P2"><text:soft-page-break/>t = [1 32 60 274 305 335 91 121 152 182 213 244];</text:p>
      <text:p text:style-name="P2">y = [6.1 8.0 10.4 11.4 8.7 6.6 13.2 15.8 18.0 18.4 16.6 14.1];</text:p>
      <text:p text:style-name="P2">T = 365;</text:p>
      <text:p text:style-name="P2">w = 2*pi/T;</text:p>
      <text:p text:style-name="P2">A = [ones(size(t')) cos(w*t') sin(w*t')];</text:p>
      <text:p text:style-name="P2">c = A\y';</text:p>
      <text:p text:style-name="P2">subplot(2, 2, 1)</text:p>
      <text:p text:style-name="P5"><text:span text:style-name="T1">plot(t, y, </text:span><text:span text:style-name="T5">'g*'</text:span><text:span text:style-name="T1">)</text:span></text:p>
      <text:p text:style-name="P5"><text:span text:style-name="T1">hold </text:span><text:span text:style-name="T5">on</text:span></text:p>
      <text:p text:style-name="P2">f = @(t) c(1) + c(2)*cos(w*t) + c(3)*sin(w*t);</text:p>
      <text:p text:style-name="P2">subplot(2, 2, 2)</text:p>
      <text:p text:style-name="P5"><text:span text:style-name="T1">plot(t, abs(f(t)-y), </text:span><text:span text:style-name="T5">'r*'</text:span><text:span text:style-name="T1">)</text:span></text:p>
      <text:p text:style-name="P2">subplot(2, 2, 1)</text:p>
      <text:p text:style-name="P2">t2 = 1:365;</text:p>
      <text:p text:style-name="P2">plot(t2, f(t2))<draw:frame draw:style-name="fr2" draw:name="graphics3" text:anchor-type="as-char" svg:y="-0.603cm" svg:width="11.647cm" svg:height="4.533cm" draw:z-index="2"><draw:image xlink:href="http://i.gyazo.com/5b6483e728538666a21b1d5a6e45722f.png" xlink:type="simple" xlink:show="embed" xlink:actuate="onLoad"/></draw:frame></text:p>
      <text:p text:style-name="P9"><text:span text:style-name="T2"/></text:p>
      <text:p text:style-name="P10"><text:span text:style-name="T3">c)</text:span></text:p>
      <text:p text:style-name="P10"><text:span text:style-name="T3"/></text:p>
      <text:p text:style-name="P4">t = [1 32 60 274 305 335 91 121 152 182 213 244];</text:p>
      <text:p text:style-name="P2">t = t';</text:p>
      <text:p text:style-name="P2">y = [6.1 8.0 10.4 11.4 8.7 6.6 13.2 15.8 18.0 18.4 16.6 14.1];</text:p>
      <text:p text:style-name="P2"><text:s/></text:p>
      <text:p text:style-name="P2">w = 2*pi/365;</text:p>
      <text:p text:style-name="P5"><text:span text:style-name="T1">k = 3; </text:span><text:span text:style-name="T6">% 9 funkar ungefär lika bra</text:span></text:p>
      <text:p text:style-name="P2">A = [ones(size(t)) cos(w*t) sin(w*t) cos(k*w*t) sin(k*w*t)];</text:p>
      <text:p text:style-name="P2"><text:s/></text:p>
      <text:p text:style-name="P2">c = A\y';</text:p>
      <text:p text:style-name="P2"><text:s/></text:p>
      <text:p text:style-name="P2">f = @(t) c(1) + c(2)*cos(w*t) + c(3)*sin(w*t) + c(4)*cos(k*w*t) + c(5)*sin(k*w*t);</text:p>
      <text:p text:style-name="P2">subplot(2, 2, 4)</text:p>
      <text:p text:style-name="P5"><text:span text:style-name="T1">plot(t, abs(f(t')-y), </text:span><text:span text:style-name="T5">'r*'</text:span><text:span text:style-name="T1">)</text:span></text:p>
      <text:p text:style-name="P2"><text:s/></text:p>
      <text:p text:style-name="P2">subplot(2, 2, 3)</text:p>
      <text:p text:style-name="P5"><text:span text:style-name="T1">plot(t, y, </text:span><text:span text:style-name="T5">'g*'</text:span><text:span text:style-name="T1">)</text:span></text:p>
      <text:p text:style-name="P5"><text:span text:style-name="T1">hold </text:span><text:span text:style-name="T5">on</text:span></text:p>
      <text:p text:style-name="P2">t2 = 1:365;</text:p>
      <text:p text:style-name="P2">plot(t2, f(t2))</text:p>
      <text:p text:style-name="P2"><text:s/></text:p>
      <text:p text:style-name="P5"><text:span text:style-name="T1">disp(sum((f(t')-y).^2)) </text:span><text:span text:style-name="T6">% Felkvadratsumma</text:span></text:p>
      <text:p text:style-name="P5"><text:span text:style-name="T1">disp(f(157)) </text:span><text:span text:style-name="T6">% Nationaldagen</text:span></text:p>
      <text:p text:style-name="P5"><text:span text:style-name="T1">plot(157, f(157), </text:span><text:span text:style-name="T5">'rO'</text:span><text:span text:style-name="T1">) </text:span><text:span text:style-name="T6">% Utritad nationaldag</text:span></text:p>
      <text:p text:style-name="P10"><text:span text:style-name="T3"/></text:p>
      <text:p text:style-name="P10"><text:soft-page-break/><text:span text:style-name="T3"><draw:frame draw:style-name="fr1" draw:name="graphics4" text:anchor-type="as-char" svg:width="14.129cm" svg:height="5.953cm" draw:z-index="3"><draw:image xlink:href="http://i.gyazo.com/6d3641a1336c934eead09459d72fc40e.png" xlink:type="simple" xlink:show="embed" xlink:actuate="onLoad"/></draw:frame></text:span><text:span text:style-name="T3"> </text:span></text:p>
      <text:p text:style-name="P10"><text:span text:style-name="T3"/></text:p>
      <text:p text:style-name="P10"><text:span text:style-name="T3">Felkvadratsumma 0.0358</text:span></text:p>
      <text:p text:style-name="P10"><text:span text:style-name="T3">Nationaldagslängd 18.2186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Uppgift 3.</text:span></text:p>
      <text:p text:style-name="P10"><text:span text:style-name="T3"/></text:p>
      <text:p text:style-name="P12">% Noggrannhetsordning = p dÃ¤r h^p * konstant = trunkeringsfelet (1 fÃ¶r</text:p>
      <text:p text:style-name="P11">% front och 2 fÃ¶r central)</text:p>
      <text:p text:style-name="P11"><text:s/></text:p>
      <text:p text:style-name="P11">% funktioner (f, f-prim, f-prim med centraldifferens och f-prim med</text:p>
      <text:p text:style-name="P11">% framÃ¥tdifferens [uppgift a) och uppgift b)]</text:p>
      <text:p text:style-name="P2">f = @(x) 60*x - (((x.^2 + x + 0.1).^6)/((x+1).^6)) - 10 * x *exp(-x);</text:p>
      <text:p text:style-name="P2">fp = @(x) 60 - 6 * (2*x + 1) * (x.^2 + x + 0.1).^5 / ((x+1).^6) + 6 * (x.^2 + x + 0.1).^6 / ((x+1).^7) + 10 * x * exp(-x) - 10 * exp(-x);</text:p>
      <text:p text:style-name="P2">fpc = @(x, hh) (f(x+hh) - f(x-hh))/(2*hh);</text:p>
      <text:p text:style-name="P2">fpf = @(x, hh) (f(x+hh) - f(x))/(hh);</text:p>
      <text:p text:style-name="P2"><text:s/></text:p>
      <text:p text:style-name="P11">% uppskattar derivatans vÃ¤rde numeriskt och analytiskt i x=0.2 och x=1 [uppgift c)]</text:p>
      <text:p text:style-name="P11">% steglÃ¤ngden vid approximationen</text:p>
      <text:p text:style-name="P2">hh = 10^-6 </text:p>
      <text:p text:style-name="P2"><text:s/></text:p>
      <text:p text:style-name="P11">% x = 0.2</text:p>
      <text:p text:style-name="P2">f_prim_0_2 = fp(0.2)</text:p>
      <text:p text:style-name="P2">f_prim_central_0_2 = fpc(0.2, hh)</text:p>
      <text:p text:style-name="P2">f_prim_front_0_2 = fpf(0.2, hh)</text:p>
      <text:p text:style-name="P2"><text:s/></text:p>
      <text:p text:style-name="P11">% x = 1</text:p>
      <text:p text:style-name="P2">f_prim_1 = fp(1)</text:p>
      <text:p text:style-name="P2">f_prim_central_1 = fpc(1, hh)</text:p>
      <text:p text:style-name="P2">f_prim_front_1 = fpf(1, hh)</text:p>
      <text:p text:style-name="P2"><text:s/></text:p>
      <text:p text:style-name="P2"><text:soft-page-break/>F = [[hh hh]; [f_prim_0_2 f_prim_1]; [f_prim_central_0_2 f_prim_central_1]; [f_prim_front_0_2 f_prim_front_1]];</text:p>
      <text:p text:style-name="P2"><text:s/></text:p>
      <text:p text:style-name="P5"><text:span text:style-name="T1">printmat(F', </text:span><text:span text:style-name="T5">'c)'</text:span><text:span text:style-name="T1">, </text:span><text:span text:style-name="T5">'x=0.2 x=1'</text:span><text:span text:style-name="T1">, </text:span><text:span text:style-name="T5">'h prim central front'</text:span><text:span text:style-name="T1">)</text:span></text:p>
      <text:p text:style-name="P2"><text:s/></text:p>
      <text:p text:style-name="P2"><text:s/></text:p>
      <text:p text:style-name="P11">% [uppgift d)]</text:p>
      <text:p text:style-name="P11">% jÃ¤mfÃ¶r ett diffarna mellan numeriskt och analytiskt fÃ¶r ett flertal</text:p>
      <text:p text:style-name="P11">% h-vÃ¤rden (se nedan). Dessa presenteras som enskilda resultat samt med en</text:p>
      <text:p text:style-name="P11">% diff mellan fpc och fp.</text:p>
      <text:p text:style-name="P11"><text:s/></text:p>
      <text:p text:style-name="P11">% en lista av alla approximationssteg h</text:p>
      <text:p text:style-name="P2">h=[1.E-3 1.E-4 1.E-5 1.E-6 1.E-7 1.E-8 1.E-9 1.E-10 1.E-11 1.E-12 1.E-13];</text:p>
      <text:p text:style-name="P2"><text:s/></text:p>
      <text:p text:style-name="P11">% itererar Ã¶ver h fÃ¶r att generera all data</text:p>
      <text:p text:style-name="P5"><text:span text:style-name="T7">for</text:span><text:span text:style-name="T1"> i = 1:11</text:span></text:p>
      <text:p text:style-name="P2"><text:s text:c="4"/>diff_fpc(i) = fpc(1, h(i));</text:p>
      <text:p text:style-name="P2"><text:s text:c="4"/>diff_fp(i) = fp(1);</text:p>
      <text:p text:style-name="P2"><text:s text:c="4"/>diff_fpc_fp(i) = diff_fpc(i) - diff_fp(i); <text:s text:c="3"/></text:p>
      <text:p text:style-name="P8">end</text:p>
      <text:p text:style-name="P8"><text:s/></text:p>
      <text:p text:style-name="P11">% skapar matrisen med all data</text:p>
      <text:p text:style-name="P2">M = [h; diff_fpc_fp; diff_fpc; diff_fp];</text:p>
      <text:p text:style-name="P2"><text:s/></text:p>
      <text:p text:style-name="P11">% skriver ut matrisen</text:p>
      <text:p text:style-name="P5"><text:span text:style-name="T1">printmat(M', </text:span><text:span text:style-name="T5">'Test'</text:span><text:span text:style-name="T1">, </text:span><text:span text:style-name="T5">'Row1 Row2 Row3 Row4 Row5 Row6 Row7 Row8 Row9 Row10 Row11'</text:span><text:span text:style-name="T1">, </text:span><text:span text:style-name="T5">'h (fpc-fp) fpc fp'</text:span><text:span text:style-name="T1">)</text:span></text:p>
      <text:p text:style-name="P2"><text:s/></text:p>
      <text:p text:style-name="P11">% sÃ¤tter upp vÃ¤rden/variabler fÃ¶r att plotta funktionen i loglog-diagram</text:p>
      <text:p text:style-name="P2">xx = logspace(-1,2);</text:p>
      <text:p text:style-name="P2">yy = 60 .* xx - (((xx.^2 + xx + 0.1).^6)/((xx+1).^6)) - 10 .* xx .* exp(-xx);</text:p>
      <text:p text:style-name="P2"><text:s/></text:p>
      <text:p text:style-name="P11">% plottar funktionen</text:p>
      <text:p text:style-name="P2">loglog(xx, yy)</text:p>
      <text:p text:style-name="P9"/>
      <text:p text:style-name="P10"><text:span text:style-name="T3"><draw:frame draw:style-name="fr1" draw:name="graphics5" text:anchor-type="as-char" svg:width="15.478cm" svg:height="6.879cm" draw:z-index="4"><draw:image xlink:href="http://i.gyazo.com/ff731e9862d1b4f79cfdbf5cd5de6eb7.png" xlink:type="simple" xlink:show="embed" xlink:actuate="onLoad"/></draw:frame></text:span><text:span text:style-name="T3"> </text:span></text:p>
      <text:p text:style-name="P10"><text:soft-page-break/><text:span text:style-name="T3"><draw:frame draw:style-name="fr1" draw:name="graphics6" text:anchor-type="as-char" svg:width="14.102cm" svg:height="10.478cm" draw:z-index="5"><draw:image xlink:href="http://i.gyazo.com/adda23cbc0681cb16b367aa3e719a24a.png" xlink:type="simple" xlink:show="embed" xlink:actuate="onLoad"/></draw:frame></text:span><text:span text:style-name="T3"> 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Uppgift 4.</text:span></text:p>
      <text:p text:style-name="P10"><text:span text:style-name="T3"/></text:p>
      <text:p text:style-name="P4">a) x^6 + 2 * x^4 - 2 * x^2 = 10^6</text:p>
      <text:p text:style-name="P2">x = 10 =&gt; 1019800 = ~10^6</text:p>
      <text:p text:style-name="P2"><text:s/></text:p>
      <text:p text:style-name="P2">b) x - 10^-3 + x^4 = 0</text:p>
      <text:p text:style-name="P2">x = 10^-3 =&gt; ~0</text:p>
      <text:p text:style-name="P2"><text:s/></text:p>
      <text:p text:style-name="P2">c) x + x^4 = 100</text:p>
      <text:p text:style-name="P2">x = 4 =&gt; 260</text:p>
      <text:p text:style-name="P2">x = 3 =&gt; 84</text:p>
      <text:p text:style-name="P2">x = 3.1 =&gt; ~92.16</text:p>
      <text:p text:style-name="P2">x = 3.2 =&gt; ~103</text:p>
      <text:p text:style-name="P2"><text:s/></text:p>
      <text:p text:style-name="P2">d) x^-4 + e^(x-100) = 10^4</text:p>
      <text:p text:style-name="P2">x = 4*ln(10) + 100 = ~109 =&gt; ~10^4</text:p>
      <text:p text:style-name="P10"><text:span text:style-name="T3"/></text:p>
      <text:p text:style-name="P10"><text:soft-page-break/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Uppgift 5.</text:span></text:p>
      <text:p text:style-name="P10"><text:span text:style-name="T3"/></text:p>
      <text:p text:style-name="P12">% FrÃ¥gor: </text:p>
      <text:p text:style-name="P11">% * Uppvisar iterationerna kvadratisk konvergens? </text:p>
      <text:p text:style-name="P11">% Svar: Ja, som man kan se i utskriften disp(h)</text:p>
      <text:p text:style-name="P11">%</text:p>
      <text:p text:style-name="P11">% * Kan du uppskatta den asymptotiska felkonstanten fÃ¶r de tvÃ¥ rÃ¶tterna. Hur skattas felet? </text:p>
      <text:p text:style-name="P11">% Svar: f'(x)/2f''(x) fÃ¶r de x-vÃ¤rden som finns fÃ¶r rÃ¶tterna</text:p>
      <text:p text:style-name="P11">%</text:p>
      <text:p text:style-name="P11">% * Ange en grÃ¤ns fÃ¶r felet?</text:p>
      <text:p text:style-name="P11">% Svar: Felet avgrÃ¤nsas till 10^-7. DÃ¥ felet kommer vara &lt;= abs(f / fp * x) sÃ¥ kommer </text:p>
      <text:p text:style-name="P11">% det i den hÃ¤r uppgiften att vara 10^-6. Men dÃ¥ talet kan vara lika med 10^-6 sÃ¥ vÃ¤ljer </text:p>
      <text:p text:style-name="P11">% vi istÃ¤llet 10^-7 som felgrÃ¤ns.</text:p>
      <text:p text:style-name="P11"><text:s/></text:p>
      <text:p text:style-name="P11"><text:s/></text:p>
      <text:p text:style-name="P11"><text:soft-page-break/>% funktionen</text:p>
      <text:p text:style-name="P2">f = @(x) 60*x - (((x.^2 + x + 0.1).^6)/((x+1).^6)) - 10*x.*exp(-x);</text:p>
      <text:p text:style-name="P2">fp = @(x) 60 - 6 * (2*x + 1) * (x.^2 + x + 0.1).^5 / ((x+1).^6) + 6 * (x.^2 + x + 0.1).^6 / ((x+1).^7) + 10 * x * exp(-x) - 10 * exp(-x);</text:p>
      <text:p text:style-name="P2">fb = @(x) 6 * (x^2 + x + 0.1)^4 / (x + 1)^6 * (-7 * (x^2 + x + 0.1)^2 / (x + 1)^2 + 12 * (2*x + 1) * (x^2 + x + 0.1) / (x + 1) - 2 * (x^2 + x + 0.1) - 5 * (2*x + 1)^2) + 10 * exp(-x) * (2 - x)</text:p>
      <text:p text:style-name="P2"><text:s/></text:p>
      <text:p text:style-name="P11">% funktionen deriveras numeriskt med central differens</text:p>
      <text:p text:style-name="P11">% approxiamationssteget Ã¤r 10^-3</text:p>
      <text:p text:style-name="P2">hh = 1E-3;</text:p>
      <text:p text:style-name="P2">fp = @(x) (f(x+hh) - f(x-hh))/(2*hh);</text:p>
      <text:p text:style-name="P2"><text:s/></text:p>
      <text:p text:style-name="P11">% itererar med newton-raphson far att hitta nollstÃ¤lle fÃ¶r funktionen</text:p>
      <text:p text:style-name="P5"><text:span text:style-name="T1">format </text:span><text:span text:style-name="T5">compact</text:span></text:p>
      <text:p text:style-name="P5"><text:span text:style-name="T7">for</text:span><text:span text:style-name="T1"> x = [0.1, 2]</text:span></text:p>
      <text:p text:style-name="P2"><text:s text:c="4"/>h = 10;</text:p>
      <text:p text:style-name="P2"><text:s text:c="4"/></text:p>
      <text:p text:style-name="P5"><text:span text:style-name="T1"><text:s text:c="4"/>disp([</text:span><text:span text:style-name="T5">' <text:s text:c="3"/>h'</text:span><text:span text:style-name="T1"> </text:span><text:span text:style-name="T5">' <text:s text:c="8"/>x'</text:span><text:span text:style-name="T1"> </text:span><text:span text:style-name="T5">' <text:s text:c="7"/>f(x)'</text:span><text:span text:style-name="T1">])</text:span></text:p>
      <text:p text:style-name="P5"><text:span text:style-name="T1"><text:s text:c="4"/></text:span><text:span text:style-name="T6">% iterar tills forandringsvÃ¤rdet (h) ar mindre an en miljontedel</text:span></text:p>
      <text:p text:style-name="P5"><text:span text:style-name="T1"><text:s text:c="4"/></text:span><text:span text:style-name="T6">% relativt x</text:span></text:p>
      <text:p text:style-name="P5"><text:span text:style-name="T1"><text:s text:c="4"/></text:span><text:span text:style-name="T7">while</text:span><text:span text:style-name="T1"> abs(h/x) &gt; 1E-7,</text:span></text:p>
      <text:p text:style-name="P2"><text:s text:c="8"/>fval = f(x);</text:p>
      <text:p text:style-name="P2"><text:s text:c="8"/>fpval = fp(x);</text:p>
      <text:p text:style-name="P2"><text:s text:c="8"/>h = (fval/fpval);</text:p>
      <text:p text:style-name="P2"><text:s text:c="8"/>disp([h x fval])</text:p>
      <text:p text:style-name="P2"><text:s text:c="8"/>x = x-h;</text:p>
      <text:p text:style-name="P5"><text:span text:style-name="T1"><text:s text:c="4"/></text:span><text:span text:style-name="T7">end</text:span></text:p>
      <text:p text:style-name="P2"><text:s text:c="4"/>x</text:p>
      <text:p text:style-name="P8">end</text:p>
      <text:p text:style-name="P8"><text:s/></text:p>
      <text:p text:style-name="P2">felkonstant_2_e_8 = fp(2.0*1E-8)/(2 * fb(2.0*1E-8))</text:p>
      <text:p text:style-name="P2">felkonstant_2_2224 = fp(2.2224)/(2 * fb(2.2224))</text:p>
      <text:p text:style-name="P9"/>
      <text:p text:style-name="P10"><text:span text:style-name="T3"><draw:frame draw:style-name="fr1" draw:name="graphics7" text:anchor-type="as-char" svg:width="7.885cm" svg:height="11.245cm" draw:z-index="6"><draw:image xlink:href="http://i.gyazo.com/3b53ed404dfa9e99b40d4df876d37b44.png" xlink:type="simple" xlink:show="embed" xlink:actuate="onLoad"/></draw:frame></text:span><text:span text:style-name="T3"> </text:span></text:p>
      <text:p text:style-name="P10"><text:span text:style-name="T3"/></text:p>
      <text:p text:style-name="P10"><text:soft-page-break/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Uppgift 6.</text:span></text:p>
      <text:p text:style-name="P5"><text:span text:style-name="T4"/></text:p>
      <text:p text:style-name="P5"><text:span text:style-name="T4">Hittar fyra par av y och z som startvärden för newton-raphson</text:span></text:p>
      <text:p text:style-name="P5"><text:span text:style-name="T4"/></text:p>
      <text:p text:style-name="P2">f1 = @(x, y, z) sin(x) + y.^2 + log(z) - 3;</text:p>
      <text:p text:style-name="P2">f2 = @(x, y, z) 3*x + <text:s text:c="3"/>2.^y - z.^3;</text:p>
      <text:p text:style-name="P2">f3 = @(x, y, z) x.^2 + <text:s text:c="3"/>y.^2 + z.^3 - 6;</text:p>
      <text:p text:style-name="P2"><text:s/></text:p>
      <text:p text:style-name="P5"><text:span text:style-name="T1">elx = @(y, z) (z.^3 - 2.^y)/3; </text:span><text:span text:style-name="T6">% value of x from f2</text:span></text:p>
      <text:p text:style-name="P11">% Derivative of elx by y and z</text:p>
      <text:p text:style-name="P2">delxy = @(y, z) (z.^3 - log(2)*2.^y)/3;</text:p>
      <text:p text:style-name="P2">delxz = @(y, z) (3*z.^2 - 2.^y)/3;</text:p>
      <text:p text:style-name="P2"><text:s/></text:p>
      <text:p text:style-name="P11">%substitute x for elx in f1 and f3</text:p>
      <text:p text:style-name="P2">f1n = @(y, z) f1(elx(y, z), y, z); </text:p>
      <text:p text:style-name="P2">f3n = @(y, z) f3(elx(y, z), y, z); </text:p>
      <text:p text:style-name="P2"><text:s/></text:p>
      <text:p text:style-name="P11">% Derivative of ¨f1n and f3n by y and z</text:p>
      <text:p text:style-name="P2">df1ny = @(y, z) delxy(y, z)*cos(elx(y,z)) + 2*y;</text:p>
      <text:p text:style-name="P2">df1nz = @(y, z) delxz(y, z)*cos(elx(y,z)) + 1/z;</text:p>
      <text:p text:style-name="P2">df3ny = @(y, z) delxy(y, z)*2*elx(y, z) + 2*y;</text:p>
      <text:p text:style-name="P2">df3nz = @(y, z) delxz(y, z)*2*elx(y, z) + 3*z.^2;</text:p>
      <text:p text:style-name="P2"><text:s/></text:p>
      <text:p text:style-name="P11">% Phi as described by assignment</text:p>
      <text:p text:style-name="P2">phi = @(y, z) (f1n(y, z)-3).^2 + (f3n(y, z)-6).^2;</text:p>
      <text:p text:style-name="P2"><text:s/></text:p>
      <text:p text:style-name="P2">[X, Y] = meshgrid([-10:0.02:10], [0:0.01:10]);</text:p>
      <text:p text:style-name="P2">t = [1:100];</text:p>
      <text:p text:style-name="P2">surfc(X, Y ,phi(X, Y))</text:p>
      <text:p text:style-name="P11">% Shows the interesting intervall</text:p>
      <text:p text:style-name="P2"><text:soft-page-break/>axis([-5 10 -5 9 0 0.9])</text:p>
      <text:p text:style-name="P10"><text:span text:style-name="T3"/></text:p>
      <text:p text:style-name="P10"><text:span text:style-name="T3"><draw:frame draw:style-name="fr1" draw:name="graphics8" text:anchor-type="as-char" svg:width="11cm" svg:height="9.885cm" draw:z-index="7"><draw:image xlink:href="http://i.gyazo.com/522cb522c4f15c01d863edf3189b21b6.png" xlink:type="simple" xlink:show="embed" xlink:actuate="onLoad"/></draw:frame></text:span><text:span text:style-name="T3"> 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Newton-raphson:</text:span></text:p>
      <text:p text:style-name="P7"><text:span text:style-name="T5"/></text:p>
      <text:p text:style-name="P7"><text:span text:style-name="T6">%</text:span><text:span text:style-name="T5"> </text:span><text:span text:style-name="T8">Definieras i första delen av 6</text:span></text:p>
      <text:p text:style-name="P2">f1</text:p>
      <text:p text:style-name="P2">f2</text:p>
      <text:p text:style-name="P2">f3</text:p>
      <text:p text:style-name="P2"/>
      <text:p text:style-name="P2">elx</text:p>
      <text:p text:style-name="P2">delxy</text:p>
      <text:p text:style-name="P2">delxz</text:p>
      <text:p text:style-name="P2">f1n</text:p>
      <text:p text:style-name="P2">f3n</text:p>
      <text:p text:style-name="P2"><text:s/></text:p>
      <text:p text:style-name="P11">% Derivator för f1 och f3 med avseende på y eller z</text:p>
      <text:p text:style-name="P2">df1ny = @(y, z) delxy(y, z)*cos(elx(y,z)) + 2*y;</text:p>
      <text:p text:style-name="P2">df1nz = @(y, z) delxz(y, z)*cos(elx(y,z)) + 1/z;</text:p>
      <text:p text:style-name="P2">df3ny = @(y, z) delxy(y, z)*2*elx(y, z) + 2*y;</text:p>
      <text:p text:style-name="P2">df3nz = @(y, z) delxz(y, z)*2*elx(y, z) + 3*z.^2;</text:p>
      <text:p text:style-name="P2"><text:s/></text:p>
      <text:p text:style-name="P2">i = 0;</text:p>
      <text:p text:style-name="P2">dtnorm = 10;</text:p>
      <text:p text:style-name="P2">ys = [2.5 -2 2.2 -3];</text:p>
      <text:p text:style-name="P2">zs = [1.8 1.9 0.3 0];</text:p>
      <text:p text:style-name="P2">result = [];</text:p>
      <text:p text:style-name="P5"><text:span text:style-name="T1">disp([</text:span><text:span text:style-name="T5">' <text:s text:c="3"/>h'</text:span><text:span text:style-name="T1">])</text:span></text:p>
      <text:p text:style-name="P5"><text:span text:style-name="T7">for</text:span><text:span text:style-name="T1"> n = 1:4</text:span></text:p>
      <text:p text:style-name="P2"><text:s text:c="4"/>t = [ys(n) zs(n)];</text:p>
      <text:p text:style-name="P5"><text:span text:style-name="T1"><text:s text:c="5"/></text:span><text:span text:style-name="T6">% Dålig konvergens kräver högt tak för i</text:span></text:p>
      <text:p text:style-name="P5"><text:span text:style-name="T1"><text:s text:c="4"/></text:span><text:span text:style-name="T7">while</text:span><text:span text:style-name="T1"> dtnorm &gt; 1E-6 &amp; i &lt; 20,</text:span></text:p>
      <text:p text:style-name="P2"><text:s text:c="8"/>y = t(1);</text:p>
      <text:p text:style-name="P2"><text:soft-page-break/><text:s text:c="8"/>z = t(2);</text:p>
      <text:p text:style-name="P2"><text:s text:c="8"/>f = [f1n(y,z);</text:p>
      <text:p text:style-name="P2"><text:s text:c="13"/>f3n(y,z)];</text:p>
      <text:p text:style-name="P2"><text:s text:c="8"/>J = [df1ny(y,z) df1nz(y,z);</text:p>
      <text:p text:style-name="P2"><text:s text:c="13"/>df3ny(y,z) df3nz(y,z)]; </text:p>
      <text:p text:style-name="P2"><text:s text:c="8"/>dt = -J\f;</text:p>
      <text:p text:style-name="P2"><text:s text:c="8"/>t = t+dt';</text:p>
      <text:p text:style-name="P5"><text:span text:style-name="T1"><text:s text:c="8"/>dtnorm = norm(dt, Inf); </text:span><text:span text:style-name="T6">% Felvektorns längd</text:span></text:p>
      <text:p text:style-name="P2"><text:s text:c="8"/>i = i+1;</text:p>
      <text:p text:style-name="P2"><text:s text:c="8"/>disp([dtnorm])</text:p>
      <text:p text:style-name="P5"><text:span text:style-name="T1"><text:s text:c="4"/></text:span><text:span text:style-name="T7">end</text:span></text:p>
      <text:p text:style-name="P2"><text:s text:c="4"/>result = [result; t];</text:p>
      <text:p text:style-name="P8">end</text:p>
      <text:p text:style-name="P2">result</text:p>
      <text:p text:style-name="P2">i</text:p>
      <text:p text:style-name="P10"><text:span text:style-name="T3"/></text:p>
      <text:p text:style-name="P10"><text:span text:style-name="T3"><draw:frame draw:style-name="fr1" draw:name="graphics9" text:anchor-type="as-char" svg:width="5.027cm" svg:height="12.462cm" draw:z-index="8"><draw:image xlink:href="http://i.gyazo.com/2a991589c0d0acd0c78e5cb0f7a682b7.png" xlink:type="simple" xlink:show="embed" xlink:actuate="onLoad"/></draw:frame></text:span><text:span text:style-name="T3"> </text:span></text:p>
      <text:p text:style-name="P10"><text:span text:style-name="T3"/></text:p>
      <text:p text:style-name="P10"><text:span text:style-name="T3">Result består av [y0, z0</text:span></text:p>
      <text:p text:style-name="P10"><text:span text:style-name="T3"><text:tab/><text:tab/><text:tab/> <text:s text:c="2"/>y1, z1</text:span></text:p>
      <text:p text:style-name="P10"><text:span text:style-name="T3"><text:tab/><text:tab/><text:tab/> <text:s text:c="2"/>y2, z2</text:span></text:p>
      <text:p text:style-name="P10"><text:span text:style-name="T3"><text:tab/><text:tab/><text:tab/> <text:s text:c="2"/>y3, z3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</meta:initial-creator>
    <meta:creation-date>2014-09-25T23:05:01.98</meta:creation-date>
    <dc:date>2014-09-26T00:43:24.73</dc:date>
    <dc:creator>A S</dc:creator>
    <meta:editing-duration>PT1H23M4S</meta:editing-duration>
    <meta:editing-cycles>15</meta:editing-cycles>
    <meta:generator>OpenOffice/4.0.0$Win32 OpenOffice.org_project/400m3$Build-9702</meta:generator>
    <meta:document-statistic meta:table-count="0" meta:image-count="9" meta:object-count="0" meta:page-count="11" meta:paragraph-count="293" meta:word-count="1393" meta:character-count="7407"/>
  </office:meta>
</office:document-meta>
</file>